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300000233F741A3DE2B657D2F.png" manifest:media-type="image/png"/>
  <manifest:file-entry manifest:full-path="Pictures/1000020100000275000001F5737320210396FD3C.png" manifest:media-type="image/png"/>
  <manifest:file-entry manifest:full-path="Pictures/10000201000001AB00000144C86B4D5D106F19F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335cm" svg:height="10.877cm" svg:x="5.477cm" svg:y="2.794cm">
          <draw:image xlink:href="Pictures/10000201000001AB00000144C86B4D5D106F19F9.png" xlink:type="simple" xlink:show="embed" xlink:actuate="onLoad" loext:mime-type="image/png">
            <text:p/>
          </draw:image>
        </draw:frame>
        <draw:line draw:style-name="gr2" draw:text-style-name="P2" draw:layer="layout" svg:x1="11.779cm" svg:y1="7.366cm" svg:x2="10.255cm" svg:y2="7.366cm">
          <text:p/>
        </draw:line>
        <draw:line draw:style-name="gr2" draw:text-style-name="P2" draw:layer="layout" svg:x1="11.938cm" svg:y1="8.89cm" svg:x2="11.938cm" svg:y2="7.62cm">
          <text:p/>
        </draw:line>
        <draw:line draw:style-name="gr2" draw:text-style-name="P2" draw:layer="layout" svg:x1="10.16cm" svg:y1="7.62cm" svg:x2="10.16cm" svg:y2="8.89cm">
          <text:p/>
        </draw:line>
        <draw:line draw:style-name="gr2" draw:text-style-name="P2" draw:layer="layout" svg:x1="10.414cm" svg:y1="9.144cm" svg:x2="11.684cm" svg:y2="9.144cm">
          <text:p/>
        </draw:line>
        <draw:line draw:style-name="gr2" draw:text-style-name="P2" draw:layer="layout" svg:x1="11.684cm" svg:y1="10.922cm" svg:x2="13.462cm" svg:y2="7.62cm">
          <text:p/>
        </draw:line>
        <draw:line draw:style-name="gr2" draw:text-style-name="P2" draw:layer="layout" svg:x1="13.462cm" svg:y1="7.366cm" svg:x2="10.16cm" svg:y2="5.588cm">
          <text:p/>
        </draw:line>
        <draw:line draw:style-name="gr2" draw:text-style-name="P2" draw:layer="layout" svg:x1="10.16cm" svg:y1="5.588cm" svg:x2="8.382cm" svg:y2="9.144cm">
          <text:p/>
        </draw:line>
        <draw:line draw:style-name="gr2" draw:text-style-name="P2" draw:layer="layout" svg:x1="8.382cm" svg:y1="9.144cm" svg:x2="11.684cm" svg:y2="10.922cm">
          <text:p/>
        </draw:line>
        <draw:line draw:style-name="gr2" draw:text-style-name="P2" draw:layer="layout" svg:x1="10.414cm" svg:y1="10.922cm" svg:x2="13.462cm" svg:y2="9.144cm">
          <text:p/>
        </draw:line>
        <draw:line draw:style-name="gr2" draw:text-style-name="P2" draw:layer="layout" svg:x1="13.462cm" svg:y1="9.144cm" svg:x2="11.938cm" svg:y2="5.588cm">
          <text:p/>
        </draw:line>
        <draw:line draw:style-name="gr2" draw:text-style-name="P2" draw:layer="layout" svg:x1="11.684cm" svg:y1="5.588cm" svg:x2="8.382cm" svg:y2="7.366cm">
          <text:p/>
        </draw:line>
        <draw:line draw:style-name="gr2" draw:text-style-name="P2" draw:layer="layout" svg:x1="8.382cm" svg:y1="7.366cm" svg:x2="10.16cm" svg:y2="10.92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17.123cm" svg:height="13.639cm" svg:x="4.826cm" svg:y="1.524cm">
          <draw:image xlink:href="Pictures/1000020100000275000001F5737320210396FD3C.png" xlink:type="simple" xlink:show="embed" xlink:actuate="onLoad" loext:mime-type="image/png">
            <text:p/>
          </draw:image>
        </draw:frame>
        <draw:frame draw:style-name="gr5" draw:text-style-name="P5" draw:layer="layout" svg:width="0.853cm" svg:height="1.216cm" svg:x="10.731cm" svg:y="3.864cm">
          <draw:text-box>
            <text:p>A</text:p>
          </draw:text-box>
        </draw:frame>
        <draw:frame draw:style-name="gr5" draw:text-style-name="P5" draw:layer="layout" svg:width="0.853cm" svg:height="1.216cm" svg:x="10.668cm" svg:y="7.62cm">
          <draw:text-box>
            <text:p>A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17.123cm" svg:height="13.639cm" svg:x="4.826cm" svg:y="1.524cm">
          <draw:image xlink:href="Pictures/1000020100000275000001F5737320210396FD3C.png" xlink:type="simple" xlink:show="embed" xlink:actuate="onLoad" loext:mime-type="image/png">
            <text:p/>
          </draw:image>
        </draw:frame>
        <draw:frame draw:style-name="gr5" draw:text-style-name="P5" draw:layer="layout" svg:width="0.853cm" svg:height="1.216cm" draw:transform="rotate (-1.5707963267949) translate (11.757cm 3.95cm)">
          <draw:text-box>
            <text:p>A</text:p>
          </draw:text-box>
        </draw:frame>
        <draw:frame draw:style-name="gr5" draw:text-style-name="P5" draw:layer="layout" svg:width="0.853cm" svg:height="1.216cm" draw:transform="rotate (-1.5707963267949) translate (11.71cm 7.698cm)">
          <draw:text-box>
            <text:p>A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16.319cm" svg:height="11.916cm" svg:x="5.896cm" svg:y="1.962cm">
          <draw:image xlink:href="Pictures/100002010000030300000233F741A3DE2B657D2F.png" xlink:type="simple" xlink:show="embed" xlink:actuate="onLoad" loext:mime-type="image/png">
            <text:p/>
          </draw:image>
        </draw:frame>
        <draw:frame draw:style-name="gr4" draw:text-style-name="P4" draw:layer="layout" svg:width="17.962cm" svg:height="13.116cm" svg:x="4.39cm" svg:y="1.016cm">
          <draw:image xlink:href="Pictures/100002010000030300000233F741A3DE2B657D2F.png" xlink:type="simple" xlink:show="embed" xlink:actuate="onLoad" loext:mime-type="image/png">
            <text:p/>
          </draw:image>
        </draw:frame>
        <draw:frame draw:style-name="gr5" draw:text-style-name="P5" draw:layer="layout" svg:width="0.853cm" svg:height="1.216cm" svg:x="10.16cm" svg:y="2.186cm">
          <draw:text-box>
            <text:p>A</text:p>
          </draw:text-box>
        </draw:frame>
        <draw:frame draw:style-name="gr5" draw:text-style-name="P5" draw:layer="layout" svg:width="0.853cm" svg:height="1.216cm" svg:x="11.261cm" svg:y="2.186cm">
          <draw:text-box>
            <text:p>B</text:p>
          </draw:text-box>
        </draw:frame>
        <draw:frame draw:style-name="gr5" draw:text-style-name="P5" draw:layer="layout" svg:width="0.853cm" svg:height="1.216cm" svg:x="10.161cm" svg:y="3.186cm">
          <draw:text-box>
            <text:p>C</text:p>
          </draw:text-box>
        </draw:frame>
        <draw:frame draw:style-name="gr5" draw:text-style-name="P5" draw:layer="layout" svg:width="0.853cm" svg:height="1.216cm" svg:x="11.262cm" svg:y="3.186cm">
          <draw:text-box>
            <text:p>D</text:p>
          </draw:text-box>
        </draw:frame>
        <draw:frame draw:style-name="gr5" draw:text-style-name="P5" draw:layer="layout" svg:width="0.853cm" svg:height="1.216cm" svg:x="10.161cm" svg:y="6.386cm">
          <draw:text-box>
            <text:p>A</text:p>
          </draw:text-box>
        </draw:frame>
        <draw:frame draw:style-name="gr5" draw:text-style-name="P5" draw:layer="layout" svg:width="0.853cm" svg:height="1.216cm" svg:x="11.262cm" svg:y="6.386cm">
          <draw:text-box>
            <text:p>B</text:p>
          </draw:text-box>
        </draw:frame>
        <draw:frame draw:style-name="gr5" draw:text-style-name="P5" draw:layer="layout" svg:width="0.853cm" svg:height="1.216cm" svg:x="10.162cm" svg:y="7.386cm">
          <draw:text-box>
            <text:p>C</text:p>
          </draw:text-box>
        </draw:frame>
        <draw:frame draw:style-name="gr5" draw:text-style-name="P5" draw:layer="layout" svg:width="0.853cm" svg:height="1.216cm" svg:x="11.263cm" svg:y="7.386cm">
          <draw:text-box>
            <text:p>D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6.319cm" svg:height="11.916cm" svg:x="5.896cm" svg:y="1.962cm">
          <draw:image xlink:href="Pictures/100002010000030300000233F741A3DE2B657D2F.png" xlink:type="simple" xlink:show="embed" xlink:actuate="onLoad" loext:mime-type="image/png">
            <text:p/>
          </draw:image>
        </draw:frame>
        <draw:frame draw:style-name="gr4" draw:text-style-name="P4" draw:layer="layout" svg:width="17.962cm" svg:height="13.116cm" svg:x="4.39cm" svg:y="1.016cm">
          <draw:image xlink:href="Pictures/100002010000030300000233F741A3DE2B657D2F.png" xlink:type="simple" xlink:show="embed" xlink:actuate="onLoad" loext:mime-type="image/png">
            <text:p/>
          </draw:image>
        </draw:frame>
        <draw:frame draw:style-name="gr5" draw:text-style-name="P8" draw:layer="layout" svg:width="0.853cm" svg:height="1.216cm" draw:transform="rotate (-1.5707963267949) translate (12.3cm 2.262cm)">
          <draw:text-box>
            <text:p text:style-name="P7">A</text:p>
          </draw:text-box>
        </draw:frame>
        <draw:frame draw:style-name="gr5" draw:text-style-name="P8" draw:layer="layout" svg:width="0.853cm" svg:height="1.216cm" draw:transform="rotate (-1.5707963267949) translate (12.292cm 3.271cm)">
          <draw:text-box>
            <text:p text:style-name="P7">B</text:p>
          </draw:text-box>
        </draw:frame>
        <draw:frame draw:style-name="gr5" draw:text-style-name="P8" draw:layer="layout" svg:width="0.853cm" svg:height="1.216cm" draw:transform="rotate (-1.5707963267949) translate (11.191cm 2.254cm)">
          <draw:text-box>
            <text:p text:style-name="P7">C</text:p>
          </draw:text-box>
        </draw:frame>
        <draw:frame draw:style-name="gr5" draw:text-style-name="P8" draw:layer="layout" svg:width="0.853cm" svg:height="1.216cm" draw:transform="rotate (-1.5707963267949) translate (11.183cm 3.263cm)">
          <draw:text-box>
            <text:p text:style-name="P7">D</text:p>
          </draw:text-box>
        </draw:frame>
        <draw:frame draw:style-name="gr5" draw:text-style-name="P8" draw:layer="layout" svg:width="0.853cm" svg:height="1.216cm" draw:transform="rotate (-1.5707963267949) translate (12.301cm 6.462cm)">
          <draw:text-box>
            <text:p text:style-name="P7">A</text:p>
          </draw:text-box>
        </draw:frame>
        <draw:frame draw:style-name="gr5" draw:text-style-name="P8" draw:layer="layout" svg:width="0.853cm" svg:height="1.216cm" draw:transform="rotate (-1.5707963267949) translate (12.293cm 7.471cm)">
          <draw:text-box>
            <text:p text:style-name="P7">B</text:p>
          </draw:text-box>
        </draw:frame>
        <draw:frame draw:style-name="gr5" draw:text-style-name="P8" draw:layer="layout" svg:width="0.853cm" svg:height="1.216cm" draw:transform="rotate (-1.5707963267949) translate (11.192cm 6.454cm)">
          <draw:text-box>
            <text:p text:style-name="P7">C</text:p>
          </draw:text-box>
        </draw:frame>
        <draw:frame draw:style-name="gr5" draw:text-style-name="P8" draw:layer="layout" svg:width="0.853cm" svg:height="1.216cm" draw:transform="rotate (-1.5707963267949) translate (11.184cm 7.463cm)">
          <draw:text-box>
            <text:p text:style-name="P7">D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Regular" style:font-pitch="fixed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333333" draw:marker-start-width="0.356cm" draw:marker-end-width="0.356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21:03:31.360712751</meta:creation-date>
    <dc:date>2021-09-23T04:58:17.212378721</dc:date>
    <meta:editing-duration>PT9M26S</meta:editing-duration>
    <meta:editing-cycles>3</meta:editing-cycles>
    <meta:generator>LibreOffice/6.4.7.2$Linux_X86_64 LibreOffice_project/40$Build-2</meta:generator>
    <meta:document-statistic meta:object-count="70"/>
  </office:meta>
</office:document-meta>
</file>